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3.2417in" fo:margin-left="0in" fo:margin-top="0in" fo:margin-bottom="0in" table:align="left" style:writing-mode="lr-tb"/>
    </style:style>
    <style:style style:name="Таблица1.A" style:family="table-column">
      <style:table-column-properties style:column-width="1.6944in"/>
    </style:style>
    <style:style style:name="Таблица1.B" style:family="table-column">
      <style:table-column-properties style:column-width="1.5472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2" style:family="table">
      <style:table-properties style:width="6.1875in" fo:margin-left="-0.075in" fo:margin-top="0in" fo:margin-bottom="0in" table:align="left" style:writing-mode="lr-tb"/>
    </style:style>
    <style:style style:name="Таблица2.A" style:family="table-column">
      <style:table-column-properties style:column-width="2.0604in"/>
    </style:style>
    <style:style style:name="Таблица2.B" style:family="table-column">
      <style:table-column-properties style:column-width="2.0611in"/>
    </style:style>
    <style:style style:name="Таблица2.C" style:family="table-column">
      <style:table-column-properties style:column-width="2.066in"/>
    </style:style>
    <style:style style:name="Таблица2.1" style:family="table-row">
      <style:table-row-properties style:min-row-height="0.2771in" fo:keep-together="auto"/>
    </style:style>
    <style:style style:name="Таблица2.A1" style:family="table-cell">
      <style:table-cell-properties fo:background-color="#b2a1c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2.A2" style:family="table-cell">
      <style:table-cell-properties fo:background-color="#b6dde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2.B2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2.4" style:family="table-row">
      <style:table-row-properties style:min-row-height="0.2625in" fo:keep-together="auto"/>
    </style:style>
    <style:style style:name="Таблица2.A7" style:family="table-cell">
      <style:table-cell-properties fo:background-color="#b6dde8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B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5c6ef" style:font-size-asian="12.25pt" style:font-weight-asian="bold" style:font-size-complex="14pt" style:font-weight-complex="bold"/>
    </style:style>
    <style:style style:name="P2" style:family="paragraph" style:parent-style-name="Standard">
      <style:text-properties officeooo:paragraph-rsid="0005c6ef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ru" fo:country="RU" officeooo:paragraph-rsid="0005c6ef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officeooo:rsid="0019803b" officeooo:paragraph-rsid="0005c6ef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officeooo:paragraph-rsid="0005c6ef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officeooo:paragraph-rsid="0005c6ef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uk" fo:country="UA" officeooo:paragraph-rsid="0005c6ef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uk" fo:country="UA" officeooo:paragraph-rsid="0005c6ef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uk" fo:country="UA" officeooo:rsid="0005c6ef" officeooo:paragraph-rsid="0005c6ef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officeooo:paragraph-rsid="0005c6ef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en" fo:country="US" officeooo:paragraph-rsid="0005c6ef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officeooo:rsid="0005c6ef" officeooo:paragraph-rsid="0005c6ef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c8553" style:font-weight-asian="normal" style:font-weight-complex="normal"/>
    </style:style>
    <style:style style:name="T3" style:family="text">
      <style:text-properties fo:language="en" fo:country="US" fo:font-weight="normal" officeooo:rsid="001e7267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uk" fo:country="UA"/>
    </style:style>
    <style:style style:name="T6" style:family="text">
      <style:text-properties fo:language="uk" fo:country="UA" officeooo:rsid="0005c6ef"/>
    </style:style>
    <style:style style:name="T7" style:family="text">
      <style:text-properties fo:language="uk" fo:country="UA" fo:font-weight="normal" officeooo:rsid="001c8553" style:font-weight-asian="normal" style:font-weight-complex="normal"/>
    </style:style>
    <style:style style:name="T8" style:family="text">
      <style:text-properties fo:language="uk" fo:country="UA" fo:font-weight="normal" officeooo:rsid="001e7267" style:font-weight-asian="normal" style:font-weight-complex="normal"/>
    </style:style>
    <style:style style:name="T9" style:family="text">
      <style:text-properties style:font-name="Times New Roman" fo:language="uk" fo:country="UA" style:font-size-asian="14pt" style:font-name-complex="Times New Roman1"/>
    </style:style>
    <style:style style:name="T10" style:family="text">
      <style:text-properties style:font-name="Times New Roman" style:font-size-asian="14pt" style:font-name-complex="Times New Roman1"/>
    </style:style>
    <style:style style:name="T11" style:family="text">
      <style:text-properties officeooo:rsid="0005c6ef"/>
    </style:style>
    <style:style style:name="T12" style:family="text">
      <style:text-properties fo:font-size="14pt" fo:language="uk" fo:country="UA" fo:font-weight="normal" officeooo:rsid="001c8553" style:font-size-asian="14pt" style:font-weight-asian="normal" style:font-size-complex="14pt" style:font-weight-complex="normal"/>
    </style:style>
    <style:style style:name="T13" style:family="text">
      <style:text-properties fo:font-size="14pt" fo:language="uk" fo:country="UA" fo:font-weight="normal" officeooo:rsid="001e7267" style:font-size-asian="14pt" style:font-weight-asian="normal" style:font-size-complex="14pt" style:font-weight-complex="normal"/>
    </style:style>
    <style:style style:name="T14" style:family="text">
      <style:text-properties fo:font-size="14pt" fo:language="en" fo:country="US" fo:font-weight="normal" officeooo:rsid="001c8553" style:font-size-asian="14pt" style:font-weight-asian="normal" style:font-size-complex="14pt" style:font-weight-complex="normal"/>
    </style:style>
    <style:style style:name="T15" style:family="text">
      <style:text-properties fo:font-size="14pt" fo:language="en" fo:country="US" fo:font-weight="normal" officeooo:rsid="001e7267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Тестовий набір для задачі </text:span><text:span text:style-name="T10">9</text:span><text:span text:style-name="T9">.1</text:span></text:p>
      <text:p text:style-name="P1"><text:span text:style-name="T9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Назва тестового набору</text:p>
          </table:table-cell>
          <table:table-cell table:style-name="Таблица1.A1" office:value-type="string">
            <text:p text:style-name="P5"><text:span text:style-name="T1">TS</text:span><text:span text:style-name="T4">9.1_</text:span><text:span text:style-name="T1">LAB</text:span><text:span text:style-name="T4">_9_</text:span><text:span text:style-name="T1">BMTP</text:span></text:p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>Назва проекта</text:p>
          </table:table-cell>
          <table:table-cell table:style-name="Таблица1.A1" office:value-type="string">
            <text:p text:style-name="P11">Modules<text:span text:style-name="T11">Krivokhizha</text:span>.a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4">Р</text:span><text:span text:style-name="T5">івень тестування</text:span></text:p>
          </table:table-cell>
          <table:table-cell table:style-name="Таблица1.A1" office:value-type="string">
            <text:p text:style-name="P5"><text:span text:style-name="T5">Модульне тестування</text:span></text:p>
          </table:table-cell>
        </table:table-row>
        <table:table-row table:style-name="Таблица1.1">
          <table:table-cell table:style-name="Таблица1.A1" office:value-type="string">
            <text:p text:style-name="P7">Автор тест-сьюта</text:p>
          </table:table-cell>
          <table:table-cell table:style-name="Таблица1.A1" office:value-type="string">
            <text:p text:style-name="P5"><text:span text:style-name="T6">Кривохижа В</text:span><text:span text:style-name="T1">.</text:span><text:span text:style-name="T6">Ю.</text:span></text:p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7">Виконавець</text:p>
          </table:table-cell>
          <table:table-cell table:style-name="Таблица1.A1" office:value-type="string">
            <text:p text:style-name="P9">Кривохижа В.Ю.</text:p>
          </table:table-cell>
        </table:table-row>
      </table:table>
      <text:p text:style-name="P2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Номер</text:p>
          </table:table-cell>
          <table:table-cell table:style-name="Таблица2.A1" office:value-type="string">
            <text:p text:style-name="P8">Вхідні дані</text:p>
          </table:table-cell>
          <table:table-cell table:style-name="Таблица2.A1" office:value-type="string">
            <text:p text:style-name="P8">Очікуваний 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0">TestCase_1</text:p>
          </table:table-cell>
          <table:table-cell table:style-name="Таблица2.B2" office:value-type="string">
            <text:p text:style-name="P12">bofortBal = 0</text:p>
          </table:table-cell>
          <table:table-cell table:style-name="Таблица2.B2" office:value-type="string">
            <text:p text:style-name="P4"><text:span text:style-name="T7">Швидкість вітру: &lt; </text:span><text:span text:style-name="T2">0.3</text:span><text:span text:style-name="T3"> </text:span><text:span text:style-name="T8">м/</text:span><text:span text:style-name="T3">c. </text:span><text:span text:style-name="T8">Характеристика вітру — Штиль</text:span>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">TestCase_2</text:span></text:p>
          </table:table-cell>
          <table:table-cell table:style-name="Таблица2.B2" office:value-type="string">
            <text:p text:style-name="P12"><text:span text:style-name="T1">bofortBal = </text:span>1</text:p>
          </table:table-cell>
          <table:table-cell table:style-name="Таблица2.B2" office:value-type="string">
            <text:p text:style-name="P4"><text:span text:style-name="T7">Швидкість вітру: </text:span><text:span text:style-name="T2">0.3 -</text:span><text:span text:style-name="T7"> </text:span><text:span text:style-name="T8">1.5 м/</text:span><text:span text:style-name="T3">c. </text:span><text:span text:style-name="T8">Характеристика вітру — Тихий</text:span></text:p>
          </table:table-cell>
        </table:table-row>
        <table:table-row table:style-name="Таблица2.4">
          <table:table-cell table:style-name="Таблица2.A2" office:value-type="string">
            <text:p text:style-name="P6"><text:span text:style-name="T1">TestCase_3</text:span></text:p>
          </table:table-cell>
          <table:table-cell table:style-name="Таблица2.B2" office:value-type="string">
            <text:p text:style-name="P12">bofortBal = 2</text:p>
          </table:table-cell>
          <table:table-cell table:style-name="Таблица2.B2" office:value-type="string">
            <text:p text:style-name="P4"><text:span text:style-name="T7">Швидкість вітру: </text:span><text:span text:style-name="T8">1.6 — 9.4</text:span><text:span text:style-name="T3"> </text:span><text:span text:style-name="T8">м/</text:span><text:span text:style-name="T3">c. </text:span><text:span text:style-name="T8">Характеристика вітру — Легкий</text:span></text:p>
          </table:table-cell>
        </table:table-row>
        <table:table-row table:style-name="Таблица2.4">
          <table:table-cell table:style-name="Таблица2.A2" office:value-type="string">
            <text:p text:style-name="P6"><text:span text:style-name="T1">TestCase_4</text:span></text:p>
          </table:table-cell>
          <table:table-cell table:style-name="Таблица2.B2" office:value-type="string">
            <text:p text:style-name="P12">bofortBal = 3</text:p>
          </table:table-cell>
          <table:table-cell table:style-name="Таблица2.B2" office:value-type="string">
            <text:p text:style-name="P4"><text:span text:style-name="T7">Швидкість вітру: </text:span><text:span text:style-name="T8">9.4 — 5.4</text:span><text:span text:style-name="T3"> </text:span><text:span text:style-name="T8">м/</text:span><text:span text:style-name="T3">c. </text:span><text:span text:style-name="T8">Характеристика вітру — Слабкий</text:span></text:p>
          </table:table-cell>
        </table:table-row>
        <table:table-row table:style-name="Таблица2.4">
          <table:table-cell table:style-name="Таблица2.A2" office:value-type="string">
            <text:p text:style-name="P6"><text:span text:style-name="T1">TestCase_5</text:span></text:p>
          </table:table-cell>
          <table:table-cell table:style-name="Таблица2.B2" office:value-type="string">
            <text:p text:style-name="P12">bofortBal = 4</text:p>
          </table:table-cell>
          <table:table-cell table:style-name="Таблица2.B2" office:value-type="string">
            <text:p text:style-name="P4"><text:bookmark text:name="_GoBack"/><text:span text:style-name="T7">Швидкість вітру: </text:span><text:span text:style-name="T3">5.</text:span><text:span text:style-name="T8">5 -7.9 м/</text:span><text:span text:style-name="T3">c. </text:span><text:span text:style-name="T8">Характеристика вітру — Помірний</text:span></text:p>
          </table:table-cell>
        </table:table-row>
        <table:table-row table:style-name="Таблица2.4">
          <table:table-cell table:style-name="Таблица2.A7" office:value-type="string">
            <text:p text:style-name="P6"><text:span text:style-name="T1">TestCase_</text:span><text:span text:style-name="T6">6</text:span></text:p>
          </table:table-cell>
          <table:table-cell table:style-name="Таблица2.B7" office:value-type="string">
            <text:p text:style-name="P12">bofortBal = 5</text:p>
          </table:table-cell>
          <table:table-cell table:style-name="Таблица2.B7" office:value-type="string">
            <text:p text:style-name="P4"><text:span text:style-name="T7">Швидкість вітру: </text:span><text:span text:style-name="T8">8.0 — 10.7</text:span><text:span text:style-name="T3"> </text:span><text:span text:style-name="T8">м/</text:span><text:span text:style-name="T3">c. </text:span><text:span text:style-name="T8">Характеристика вітру — Свіжий</text:span></text:p>
          </table:table-cell>
        </table:table-row>
        <table:table-row table:style-name="Таблица2.4">
          <table:table-cell table:style-name="Таблица2.A7" office:value-type="string">
            <text:p text:style-name="P6"><text:span text:style-name="T1">TestCase_</text:span><text:span text:style-name="T6">7</text:span></text:p>
          </table:table-cell>
          <table:table-cell table:style-name="Таблица2.B7" office:value-type="string">
            <text:p text:style-name="P12">bofortBal = 6</text:p>
          </table:table-cell>
          <table:table-cell table:style-name="Таблица2.B7" office:value-type="string">
            <text:p text:style-name="P4"><text:span text:style-name="T7">Швидкість вітру: </text:span><text:span text:style-name="T3">1</text:span><text:span text:style-name="T8">0.8 — 13.8 м/</text:span><text:span text:style-name="T3">c. </text:span><text:span text:style-name="T8">Характеристика вітру — Сильний</text:span></text:p>
          </table:table-cell>
        </table:table-row>
        <table:table-row table:style-name="Таблица2.4">
          <table:table-cell table:style-name="Таблица2.A7" office:value-type="string">
            <text:p text:style-name="P6"><text:span text:style-name="T1">TestCase_</text:span><text:span text:style-name="T6">8</text:span></text:p>
          </table:table-cell>
          <table:table-cell table:style-name="Таблица2.B7" office:value-type="string">
            <text:p text:style-name="P12">bofortBal = 7</text:p>
          </table:table-cell>
          <table:table-cell table:style-name="Таблица2.B7" office:value-type="string">
            <text:p text:style-name="P4"><text:span text:style-name="T7">Швидкість вітру: </text:span><text:span text:style-name="T3">1</text:span><text:span text:style-name="T8">3.9 — 17.1 м/</text:span><text:span text:style-name="T3">c. </text:span><text:span text:style-name="T8">Характеристика вітру — Міцний</text:span></text:p>
          </table:table-cell>
        </table:table-row>
        <table:table-row table:style-name="Таблица2.4">
          <table:table-cell table:style-name="Таблица2.A7" office:value-type="string">
            <text:p text:style-name="P6"><text:span text:style-name="T1">TestCase_</text:span><text:span text:style-name="T6">9</text:span></text:p>
          </table:table-cell>
          <table:table-cell table:style-name="Таблица2.B7" office:value-type="string">
            <text:p text:style-name="P12">bofortBal = 8</text:p>
          </table:table-cell>
          <table:table-cell table:style-name="Таблица2.B7" office:value-type="string">
            <text:p text:style-name="P4"><text:span text:style-name="T7">Швидкість вітру: </text:span><text:span text:style-name="T3">1</text:span><text:span text:style-name="T8">7.2 — 20.7 м/</text:span><text:span text:style-name="T3">c. </text:span><text:span text:style-name="T8">Характеристика вітру — Дуже міцний</text:span></text:p>
          </table:table-cell>
        </table:table-row>
        <table:table-row table:style-name="Таблица2.4">
          <table:table-cell table:style-name="Таблица2.A7" office:value-type="string">
            <text:p text:style-name="P6"><text:span text:style-name="T1">TestCase_</text:span><text:span text:style-name="T6">10</text:span></text:p>
          </table:table-cell>
          <table:table-cell table:style-name="Таблица2.B7" office:value-type="string">
            <text:p text:style-name="P12">bofortBal = 9</text:p>
          </table:table-cell>
          <table:table-cell table:style-name="Таблица2.B7" office:value-type="string">
            <text:p text:style-name="P4"><text:span text:style-name="T7">Швидкість вітру: </text:span><text:span text:style-name="T3">2</text:span><text:span text:style-name="T8">0.8 — 24.4 м/</text:span><text:span text:style-name="T3">c. </text:span><text:span text:style-name="T8">Характеристика вітру — Шторм</text:span></text:p>
          </table:table-cell>
        </table:table-row>
        <table:table-row table:style-name="Таблица2.4">
          <table:table-cell table:style-name="Таблица2.A7" office:value-type="string">
            <text:p text:style-name="P6"><text:span text:style-name="T1">TestCase_</text:span><text:span text:style-name="T6">11</text:span></text:p>
          </table:table-cell>
          <table:table-cell table:style-name="Таблица2.B7" office:value-type="string">
            <text:p text:style-name="P12">bofortBal = 10</text:p>
          </table:table-cell>
          <table:table-cell table:style-name="Таблица2.B7" office:value-type="string">
            <text:p text:style-name="P4"><text:span text:style-name="T7">Швидкість вітру: </text:span><text:span text:style-name="T3">2</text:span><text:span text:style-name="T8">4.5 — 28.4 м/</text:span><text:span text:style-name="T3">c. </text:span><text:span text:style-name="T8">Характеристика вітру — Сильний шторм</text:span></text:p>
          </table:table-cell>
        </table:table-row>
        <table:table-row table:style-name="Таблица2.4">
          <table:table-cell table:style-name="Таблица2.A7" office:value-type="string">
            <text:p text:style-name="P6"><text:span text:style-name="T1">TestCase_</text:span><text:span text:style-name="T6">12</text:span></text:p>
          </table:table-cell>
          <table:table-cell table:style-name="Таблица2.B7" office:value-type="string">
            <text:p text:style-name="P12">bofortBal = 11</text:p>
          </table:table-cell>
          <table:table-cell table:style-name="Таблица2.B7" office:value-type="string">
            <text:p text:style-name="P4"><text:span text:style-name="T7">Швидкість вітру: </text:span><text:span text:style-name="T3">2</text:span><text:span text:style-name="T8">8.5 — 32.6 м/</text:span><text:span text:style-name="T3">c. </text:span><text:span text:style-name="T8">Характеристика вітру — Шквальний шторм</text:span></text:p>
          </table:table-cell>
        </table:table-row>
        <table:table-row table:style-name="Таблица2.4">
          <table:table-cell table:style-name="Таблица2.A7" office:value-type="string">
            <text:p text:style-name="P6"><text:span text:style-name="T1">TestCase_</text:span><text:span text:style-name="T6">13</text:span></text:p>
          </table:table-cell>
          <table:table-cell table:style-name="Таблица2.B7" office:value-type="string">
            <text:p text:style-name="P12">bofortBal = 12</text:p>
          </table:table-cell>
          <table:table-cell table:style-name="Таблица2.B7" office:value-type="string">
            <text:p text:style-name="P4"><text:span text:style-name="T7">Швидкість вітру: </text:span><text:span text:style-name="T8">&gt;</text:span><text:span text:style-name="T3">= 32.7 </text:span><text:span text:style-name="T8">м/</text:span><text:span text:style-name="T3">c. </text:span><text:span text:style-name="T8">Характеристика вітру — Ураган(буревій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6T16:26:16.686000000</dc:date>
    <meta:editing-duration>PT11M8S</meta:editing-duration>
    <meta:editing-cycles>1</meta:editing-cycles>
    <meta:document-statistic meta:table-count="2" meta:image-count="0" meta:object-count="0" meta:page-count="1" meta:paragraph-count="53" meta:word-count="188" meta:character-count="1362" meta:non-whitespace-character-count="1205"/>
    <meta:generator>LibreOffice/7.1.2.2$Windows_X86_64 LibreOffice_project/8a45595d069ef5570103caea1b71cc9d82b2aae4</meta:generator>
  </office:meta>
</office:document-meta>
</file>